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4pt" officeooo:rsid="0018db8b" officeooo:paragraph-rsid="0018db8b" style:font-size-asian="12.25pt" style:font-size-complex="14pt"/>
    </style:style>
    <style:style style:name="P2" style:family="paragraph" style:parent-style-name="Standard">
      <style:text-properties style:font-name="Ubuntu" fo:font-size="14pt" officeooo:rsid="0018db8b" officeooo:paragraph-rsid="00237625" style:font-size-asian="12.25pt" style:font-size-complex="14pt"/>
    </style:style>
    <style:style style:name="P3" style:family="paragraph" style:parent-style-name="Standard">
      <style:text-properties style:font-name="Ubuntu" fo:font-size="14pt" officeooo:rsid="001fc5c2" officeooo:paragraph-rsid="001fc5c2" style:font-size-asian="12.25pt" style:font-size-complex="14pt"/>
    </style:style>
    <style:style style:name="T1" style:family="text">
      <style:text-properties officeooo:rsid="00192efa"/>
    </style:style>
    <style:style style:name="T2" style:family="text">
      <style:text-properties officeooo:rsid="0019bca3"/>
    </style:style>
    <style:style style:name="T3" style:family="text">
      <style:text-properties officeooo:rsid="001a072d"/>
    </style:style>
    <style:style style:name="T4" style:family="text">
      <style:text-properties officeooo:rsid="001ba7cc"/>
    </style:style>
    <style:style style:name="T5" style:family="text">
      <style:text-properties officeooo:rsid="001c5bd8"/>
    </style:style>
    <style:style style:name="T6" style:family="text">
      <style:text-properties officeooo:rsid="001d0a21"/>
    </style:style>
    <style:style style:name="T7" style:family="text">
      <style:text-properties officeooo:rsid="001ed6dd"/>
    </style:style>
    <style:style style:name="T8" style:family="text">
      <style:text-properties officeooo:rsid="001fc5c2"/>
    </style:style>
    <style:style style:name="T9" style:family="text">
      <style:text-properties officeooo:rsid="00217391"/>
    </style:style>
    <style:style style:name="T10" style:family="text">
      <style:text-properties officeooo:rsid="002253ab"/>
    </style:style>
    <style:style style:name="T11" style:family="text">
      <style:text-properties officeooo:rsid="00237625"/>
    </style:style>
    <style:style style:name="T12" style:family="text">
      <style:text-properties officeooo:rsid="0023abba"/>
    </style:style>
    <style:style style:name="T13" style:family="text">
      <style:text-properties officeooo:rsid="002551b6"/>
    </style:style>
    <style:style style:name="T14" style:family="text">
      <style:text-properties officeooo:rsid="0027a6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des</text:p>
      <text:p text:style-name="P1"><text:tab/>“<text:span text:style-name="T1">Parameterized” tests in rspec-style frameworks</text:span></text:p>
      <text:p text:style-name="P1"><text:tab/><text:tab/><text:span text:style-name="T9">describes, its used to form data structure</text:span></text:p>
      <text:p text:style-name="P1"><text:tab/><text:tab/><text:span text:style-name="T9">each it must have unique composite name</text:span></text:p>
      <text:p text:style-name="P1"><text:tab/><text:span text:style-name="T2">fromGrade</text:span></text:p>
      <text:p text:style-name="P1"><text:tab/><text:tab/><text:span text:style-name="T2">Elementary syntax of match/case: basePointsWithSwitch</text:span></text:p>
      <text:p text:style-name="P1"><text:tab/><text:tab/><text:span text:style-name="T4">guard capability: modifierPoints</text:span></text:p>
      <text:p text:style-name="P1"><text:tab/><text:tab/><text:span text:style-name="T3">Better to data-drive here: basePointsDataDriven</text:span></text:p>
      <text:p text:style-name="P1"><text:tab/><text:span text:style-name="T3">toGrade</text:span></text:p>
      <text:p text:style-name="P1"><text:tab/><text:tab/><text:span text:style-name="T4">guard pattern can be more complex</text:span></text:p>
      <text:p text:style-name="P1"><text:tab/><text:tab/><text:span text:style-name="T13">nesting more logic inside case can be confusing</text:span></text:p>
      <text:p text:style-name="P1"/>
      <text:p text:style-name="P1">FizzBuzz</text:p>
      <text:p text:style-name="P1"><text:tab/><text:span text:style-name="T4">standardIf: perhaps easier to write, 1-3 divs, 53% 3</text:span></text:p>
      <text:p text:style-name="P1"><text:tab/><text:span text:style-name="T4">cachedIf: always 2 divs</text:span></text:p>
      <text:p text:style-name="P1"><text:tab/><text:span text:style-name="T4">patternMatch: always 2 divs, tuple unapply, no guards</text:span></text:p>
      <text:p text:style-name="P1"/>
      <text:p text:style-name="P1">Types</text:p>
      <text:p text:style-name="P1"><text:tab/><text:span text:style-name="T4">soundOf: match/case sensitive to type</text:span></text:p>
      <text:p text:style-name="P1"><text:tab/><text:span text:style-name="T4">usually wrong if type is only discriminator</text:span></text:p>
      <text:p text:style-name="P1"><text:tab/><text:span text:style-name="T4">use polymorphism instead: trait Soundable</text:span></text:p>
      <text:p text:style-name="P1"><text:tab/><text:span text:style-name="T4">problems are caught at compile time not runtime</text:span></text:p>
      <text:p text:style-name="P1"/>
      <text:p text:style-name="P1">Recursive</text:p>
      <text:p text:style-name="P1"><text:tab/><text:span text:style-name="T5">adding node values in binary tree</text:span></text:p>
      <text:p text:style-name="P1"><text:tab/><text:span text:style-name="T6">simpler if parameter is option</text:span></text:p>
      <text:p text:style-name="P1"><text:tab/><text:span text:style-name="T6">either way pattern match is clearer</text:span></text:p>
      <text:p text:style-name="P1"><text:tab/><text:span text:style-name="T14">especially patternMatchSum: see how works later</text:span></text:p>
      <text:p text:style-name="P1"/>
      <text:p text:style-name="P1">PartialFunction</text:p>
      <text:p text:style-name="P3"><text:tab/>total function: returns value for every input</text:p>
      <text:p text:style-name="P3"><text:tab/>partial function: cannot produce value for some inputs</text:p>
      <text:p text:style-name="P1"><text:tab/><text:span text:style-name="T7">function defs in Scala are syntactic sugar</text:span></text:p>
      <text:p text:style-name="P1"><text:tab/><text:span text:style-name="T7">evaluate to instances of FunctionX</text:span></text:p>
      <text:p text:style-name="P1"><text:tab/><text:span text:style-name="T8">partial functions override PartialFunction</text:span></text:p>
      <text:p text:style-name="P1"><text:tab/><text:span text:style-name="T8">isDefinedAt and apply can be combined with</text:span></text:p>
      <text:p text:style-name="P1"><text:tab/><text:tab/><text:span text:style-name="T8">pattern-matching sugar</text:span></text:p>
      <text:p text:style-name="P1"/>
      <text:p text:style-name="P1">Unapply</text:p>
      <text:p text:style-name="P1"><text:tab/><text:span text:style-name="T10">recalls; don’t hate me</text:span></text:p>
      <text:p text:style-name="P1"><text:tab/><text:span text:style-name="T10">draw attention to test line 27</text:span></text:p>
      <text:p text:style-name="P1"><text:tab/><text:span text:style-name="T11">no unapply: lots of logic</text:span></text:p>
      <text:p text:style-name="P2"><text:soft-page-break/><text:tab/><text:span text:style-name="T11">add unapply to companion object</text:span></text:p>
      <text:p text:style-name="P2"><text:tab/><text:tab/><text:span text:style-name="T11">must accept single parameter</text:span></text:p>
      <text:p text:style-name="P2"><text:tab/><text:tab/><text:span text:style-name="T11">must return Option[(A, B, …)]</text:span></text:p>
      <text:p text:style-name="P2"><text:tab/><text:tab/><text:span text:style-name="T12">means one unapply per type per object</text:span></text:p>
      <text:p text:style-name="P2"><text:span text:style-name="T11"><text:tab/><text:tab/>can call directly</text:span></text:p>
      <text:p text:style-name="P1"><text:tab/><text:span text:style-name="T11">when used in match, logic much more compact</text:span></text:p>
      <text:p text:style-name="P1"><text:tab/><text:span text:style-name="T11">case class gives free unapply</text:span><text:tab/></text:p>
      <text:p text:style-name="P1"><text:tab/><text:span text:style-name="T11">possible but not recommended: other unapplys</text:span></text:p>
      <text:p text:style-name="P1"><text:tab/><text:tab/><text:span text:style-name="T11">single non-boolean attribute: Option[A]</text:span></text:p>
      <text:p text:style-name="P1"><text:tab/><text:tab/><text:span text:style-name="T11">boolean attribute: Boolean</text:span></text:p>
      <text:p text:style-name="P1"><text:tab/><text:tab/><text:span text:style-name="T11">too verbose for effect</text:span></text:p>
      <text:p text:style-name="P1"><text:tab/><text:tab/><text:span text:style-name="T11">non-extractor unapplys confu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1" fo:font-family="Ubuntu" style:font-style-name="Regular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23:02:25.362488698</meta:creation-date>
    <dc:date>2016-10-09T11:58:46.926026170</dc:date>
    <meta:editing-duration>PT21M5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49" meta:word-count="235" meta:character-count="1642" meta:non-whitespace-character-count="1396"/>
  </office:meta>
</office:document-meta>
</file>